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Condensed" svg:font-family="'Bahnschrift Semi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line-height="200%" fo:text-align="center" style:justify-single-word="false"/>
    </style:style>
    <style:style style:name="P2" style:family="paragraph" style:parent-style-name="Text_20_body">
      <style:paragraph-properties fo:line-height="100%"/>
      <style:text-properties style:font-name="Bahnschrift SemiCondensed" officeooo:rsid="0006fcdb" officeooo:paragraph-rsid="0006fcdb"/>
    </style:style>
    <style:style style:name="P3" style:family="paragraph" style:parent-style-name="Text_20_body">
      <style:paragraph-properties fo:line-height="200%"/>
      <style:text-properties officeooo:paragraph-rsid="0006fcdb"/>
    </style:style>
    <style:style style:name="P4" style:family="paragraph" style:parent-style-name="Text_20_body">
      <style:paragraph-properties fo:line-height="200%"/>
      <style:text-properties officeooo:paragraph-rsid="00090f8a"/>
    </style:style>
    <style:style style:name="T1" style:family="text">
      <style:text-properties style:font-name="Bahnschrift SemiCondensed" officeooo:rsid="0006fcdb"/>
    </style:style>
    <style:style style:name="T2" style:family="text">
      <style:text-properties style:font-name="Bahnschrift SemiCondensed" officeooo:rsid="00077b3a"/>
    </style:style>
    <style:style style:name="T3" style:family="text">
      <style:text-properties style:font-name="Bahnschrift SemiCondensed" officeooo:rsid="00090f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hton McGlone</text:p>
      <text:p text:style-name="P2">Jason Haskell (advisor), Randy Appleton, Andrew Shirtz (committee)</text:p>
      <text:p text:style-name="P2">CS 480</text:p>
      <text:p text:style-name="P2">1/17/2025</text:p>
      <text:h text:style-name="P1" text:outline-level="2">Senior Project Proposal</text:h>
      <text:p text:style-name="P4"><text:span text:style-name="T1"><text:tab/></text:span><text:span text:style-name="T2">For my senior project, I am considering creating a random generator for the tabletop role-playing game Dungeons &amp; Dragons. I wanted to create something that not only met the senior project requirements, but </text:span><text:span text:style-name="T3">a program </text:span><text:span text:style-name="T2">that I would also use </text:span><text:span text:style-name="T3">being a Dungeons and Dragons player myself</text:span><text:span text:style-name="T2">. </text:span><text:span text:style-name="T3"><text:s/></text:span><text:span text:style-name="T2">I plan to include a dungeon map generator, a random enemy generator, and an NPC generator. If time permits, I would also like to expand the map generator to include a town and world map feature. The goal of this project is to streamline the preparatory work that goes into Dungeons &amp; Dragons, making it more efficient and straightforward.</text:span></text:p>
      <text:p text:style-name="P3"><text:span text:style-name="T2"><text:tab/>I will be using Python to develop this project. However, I do not currently know Python, so I will learn it as I work. By doing so, I hope to achieve proficiency in a language that is widely used in the professional world. I will rely on online videos and tutorial websites such as w3schools.com to guide my learning. I also want to become familiar with using libraries and integrating them into projects, as well as generation techniques. Specifically, I will focus on map generation and character generation with random attributes taken from a table.</text:span></text:p>
      <text:p text:style-name="P3"><text:span text:style-name="T2"><text:tab/>For the scope of this project, I will not be focusing on 3D visualization, artificial intelligence, or complex story generation. However, I do plan to provide a simple GUI for the user and include some predefined options for characters and dungeons. I believe this scope gives me enough time to learn a new language while also challenging me to explore concepts I have not yet encountere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Condensed" svg:font-family="'Bahnschrift Semi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7:44:10.025000000</meta:creation-date>
    <meta:print-date>2025-01-17T18:14:55.836000000</meta:print-date>
    <meta:printed-by>PDF files</meta:printed-by>
    <dc:date>2025-01-17T18:15:24.391000000</dc:date>
    <meta:editing-duration>PT28S</meta:editing-duration>
    <meta:editing-cycles>1</meta:editing-cycles>
    <meta:document-statistic meta:table-count="0" meta:image-count="0" meta:object-count="0" meta:page-count="1" meta:paragraph-count="8" meta:word-count="283" meta:character-count="1684" meta:non-whitespace-character-count="1405"/>
    <meta:generator>LibreOffice/24.2.3.2$Windows_X86_64 LibreOffice_project/433d9c2ded56988e8a90e6b2e771ee4e6a5ab2ba</meta:generator>
  </office:meta>
</office:document-meta>
</file>